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000000" fo:background-color="#ffffff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1.0pt" fo:color="#2eaebb" fo:background-color="#ffffff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xcrun xcodebuild -scheme LukasJustenHelloWorld -configuration Debug -project LukasJustenHelloWorld.xcodeproj/ -destination 'platform=iOS Simulator,name=iPhone 7,OS=10.3'</text:p>
      <text:p text:style-name="P1"/>
      <text:p text:style-name="P1"/>
      <text:p text:style-name="P1"/>
      <text:p text:style-name="P1"/>
      <text:p text:style-name="P2"><text:span text:style-name="T1">=== BUILD TARGET LukasJustenHelloWorld OF PROJECT LukasJustenHelloWorld WITH CONFIGURATION Debug ===</text:span></text:p>
      <text:p text:style-name="P1"/>
      <text:p text:style-name="P1">Check dependencies</text:p>
      <text:p text:style-name="P1"/>
      <text:p text:style-name="P1"><text:span text:style-name="T1">CompileAssetCatalog</text:span><text:s/>/Users/student/Library/Developer/Xcode/DerivedData/LukasJustenHelloWorld-dlwulprwojplyiesumuqjjucimjn/Build/Products/Debug-iphonesimulator/LukasJustenHelloWorld.app LukasJustenHelloWorld/Assets.xcassets</text:p>
      <text:p text:style-name="P1"><text:s text:c="4"/>cd /Users/student/Desktop/LukasJustenHelloWorld/LukasJustenHelloWorld</text:p>
      <text:p text:style-name="P1"><text:s text:c="4"/>export PATH="/Applications/Xcode.app/Contents/Developer/Platforms/iPhoneSimulator.platform/Developer/usr/bin:/Applications/Xcode.app/Contents/Developer/usr/bin:/usr/local/bin:/usr/bin:/bin:/usr/sbin:/sbin"</text:p>
      <text:p text:style-name="P1"><text:s text:c="4"/>/Applications/Xcode.app/Contents/Developer/usr/bin/actool --output-format human-readable-text --notices --warnings --export-dependency-info /Users/student/Library/Developer/Xcode/DerivedData/LukasJustenHelloWorld-dlwulprwojplyiesumuqjjucimjn/Build/Intermediates/LukasJustenHelloWorld.build/Debug-iphonesimulator/LukasJustenHelloWorld.build/assetcatalog_dependencies --output-partial-info-plist /Users/student/Library/Developer/Xcode/DerivedData/LukasJustenHelloWorld-dlwulprwojplyiesumuqjjucimjn/Build/Intermediates/LukasJustenHelloWorld.build/Debug-iphonesimulator/LukasJustenHelloWorld.build/assetcatalog_generated_info.plist --app-icon AppIcon --compress-pngs --enable-on-demand-resources YES --filter-for-device-model iPhone9,1 --filter-for-device-os-version 10.3 --sticker-pack-identifier-prefix th.bingen.LukasJustenHelloWorld.sticker-pack. --target-device iphone --target-device ipad --minimum-deployment-target 10.3 --platform iphonesimulator --product-type com.apple.product-type.application --compile /Users/student/Library/Developer/Xcode/DerivedData/LukasJustenHelloWorld-dlwulprwojplyiesumuqjjucimjn/Build/Products/Debug-iphonesimulator/LukasJustenHelloWorld.app /Users/student/Desktop/LukasJustenHelloWorld/LukasJustenHelloWorld/LukasJustenHelloWorld/Assets.xcassets</text:p>
      <text:p text:style-name="P1">/* com.apple.actool.compilation-results */</text:p>
      <text:p text:style-name="P1">/Users/student/Library/Developer/Xcode/DerivedData/LukasJustenHelloWorld-dlwulprwojplyiesumuqjjucimjn/Build/Products/Debug-iphonesimulator/LukasJustenHelloWorld.app/Assets.car</text:p>
      <text:p text:style-name="P1">/Users/student/Library/Developer/Xcode/DerivedData/LukasJustenHelloWorld-dlwulprwojplyiesumuqjjucimjn/Build/Intermediates/LukasJustenHelloWorld.build/Debug-iphonesimulator/LukasJustenHelloWorld.build/assetcatalog_generated_info.plist</text:p>
      <text:p text:style-name="P1"/>
      <text:p text:style-name="P1"/>
      <text:p text:style-name="P1"><text:span text:style-name="T1">ProcessInfoPlistFile</text:span><text:s/>/Users/student/Library/Developer/Xcode/DerivedData/LukasJustenHelloWorld-dlwulprwojplyiesumuqjjucimjn/Build/Products/Debug-iphonesimulator/LukasJustenHelloWorld.app/Info.plist LukasJustenHelloWorld/Info.plist</text:p>
      <text:p text:style-name="P1"><text:s text:c="4"/>cd /Users/student/Desktop/LukasJustenHelloWorld/LukasJustenHelloWorld</text:p>
      <text:p text:style-name="P1"><text:s text:c="4"/>export PATH="/Applications/Xcode.app/Contents/Developer/Platforms/iPhoneSimulator.platform/Developer/usr/bin:/Applications/Xcode.app/Contents/Developer/usr/bin:/usr/local/bin:/usr/bin:/bin:/usr/sbin:/sbin"</text:p>
      <text:p text:style-name="P1"><text:s text:c="4"/>builtin-infoPlistUtility /Users/student/Desktop/LukasJustenHelloWorld/LukasJustenHelloWorld/LukasJustenHelloWorld/Info.plist -genpkginfo /Users/student/Library/Developer/Xcode/DerivedData/LukasJustenHelloWorld-dlwulprwojplyiesumuqjjucimjn/Build/Products/Debug-iphonesimulator/LukasJustenHelloWorld.app/PkgInfo -expandbuildsettings -format binary -platform iphonesimulator -additionalcontentfile /Users/student/Library/Developer/Xcode/DerivedData/LukasJustenHelloWorld-dlwulprwojplyiesumuqjjucimjn/Build/Intermediates/LukasJustenHelloWorld.build/Debug-iphonesimulator/LukasJustenHelloWorld.build/assetcatalog_generated_info.plist -additionalcontentfile /Users/student/Library/Developer/Xcode/DerivedData/LukasJustenHelloWorld-dlwulprwojplyiesumuqjjucimjn/Build/Intermediates/LukasJustenHelloWorld.build/Debug-iphonesimulator/LukasJustenHelloWorld.build/LaunchScreen-SBPartialInfo.plist -additionalcontentfile /Users/student/Library/Developer/Xcode/DerivedData/LukasJustenHelloWorld-dlwulprwojplyiesumuqjjucimjn/Build/Intermediates/LukasJustenHelloWorld.build/Debug-iphonesimulator/LukasJustenHelloWorld.build/Main-SBPartialInfo.plist -o /Users/student/Library/Developer/Xcode/DerivedData/LukasJustenHelloWorld-dlwulprwojplyiesumuqjjucimjn/Build/Products/Debug-iphonesimulator/LukasJustenHelloWorld.app/Info.plist</text:p>
      <text:p text:style-name="P1"/>
      <text:p text:style-name="P1"><text:span text:style-name="T1">CopySwiftLibs</text:span><text:s/>/Users/student/Library/Developer/Xcode/DerivedData/LukasJustenHelloWorld-dlwulprwojplyiesumuqjjucimjn/Build/Products/Debug-iphonesimulator/LukasJustenHelloWorld.app</text:p>
      <text:p text:style-name="P1"><text:s text:c="4"/>cd /Users/student/Desktop/LukasJustenHelloWorld/LukasJustenHelloWorld</text:p>
      <text:p text:style-name="P1"><text:s text:c="4"/>export CODESIGN_ALLOCATE=/Applications/Xcode.app/Contents/Developer/Toolchains/XcodeDefault.xctoolchain/usr/bin/codesign_allocate</text:p>
      <text:p text:style-name="P1"><text:s text:c="4"/>export DEVELOPER_DIR=/Applications/Xcode.app/Contents/Developer</text:p>
      <text:p text:style-name="P1"><text:s text:c="4"/>export PATH="/Applications/Xcode.app/Contents/Developer/Platforms/iPhoneSimulator.platform/Developer/usr/bin:/Applications/Xcode.app/Contents/Developer/usr/bin:/usr/local/bin:/usr/bin:/bin:/usr/sbin:/sbin"</text:p>
      <text:p text:style-name="P1"><text:s text:c="4"/>export SDKROOT=/Applications/Xcode.app/Contents/Developer/Platforms/iPhoneSimulator.platform/Developer/SDKs/iPhoneSimulator10.3.sdk</text:p>
      <text:p text:style-name="P1"><text:s text:c="4"/>builtin-swiftStdLibTool --copy --verbose --sign - --scan-executable /Users/student/Library/Developer/Xcode/DerivedData/LukasJustenHelloWorld-dlwulprwojplyiesumuqjjucimjn/Build/Products/Debug-iphonesimulator/LukasJustenHelloWorld.app/LukasJustenHelloWorld --scan-folder /Users/student/Library/Developer/Xcode/DerivedData/LukasJustenHelloWorld-dlwulprwojplyiesumuqjjucimjn/Build/Products/Debug-iphonesimulator/LukasJustenHelloWorld.app/Frameworks --scan-folder /Users/student/Library/Developer/Xcode/DerivedData/LukasJustenHelloWorld-dlwulprwojplyiesumuqjjucimjn/Build/Products/Debug-iphonesimulator/LukasJustenHelloWorld.app/PlugIns --platform iphonesimulator --toolchain /Applications/Xcode.app/Contents/Developer/Toolchains/XcodeDefault.xctoolchain --destination /Users/student/Library/Developer/Xcode/DerivedData/LukasJustenHelloWorld-dlwulprwojplyiesumuqjjucimjn/Build/Products/Debug-iphonesimulator/LukasJustenHelloWorld.app/Frameworks --strip-bitcode --resource-destination /Users/student/Library/Developer/Xcode/DerivedData/LukasJustenHelloWorld-dlwulprwojplyiesumuqjjucimjn/Build/Products/Debug-iphonesimulator/LukasJustenHelloWorld.app --resource-library libswiftRemoteMirror.dylib</text:p>
      <text:p text:style-name="P1">Requested Swift ABI version based on scanned binaries: 4</text:p>
      <text:p text:style-name="P1">libswiftCore.dylib is up to date at /Users/student/Library/Developer/Xcode/DerivedData/LukasJustenHelloWorld-dlwulprwojplyiesumuqjjucimjn/Build/Products/Debug-iphonesimulator/LukasJustenHelloWorld.app/Frameworks/libswiftCore.dylib</text:p>
      <text:p text:style-name="P1">libswiftCoreGraphics.dylib is up to date at /Users/student/Library/Developer/Xcode/DerivedData/LukasJustenHelloWorld-dlwulprwojplyiesumuqjjucimjn/Build/Products/Debug-iphonesimulator/LukasJustenHelloWorld.app/Frameworks/libswiftCoreGraphics.dylib</text:p>
      <text:p text:style-name="P1">libswiftCoreImage.dylib is up to date at /Users/student/Library/Developer/Xcode/DerivedData/LukasJustenHelloWorld-dlwulprwojplyiesumuqjjucimjn/Build/Products/Debug-iphonesimulator/LukasJustenHelloWorld.app/Frameworks/libswiftCoreImage.dylib</text:p>
      <text:p text:style-name="P1">libswiftDarwin.dylib is up to date at /Users/student/Library/Developer/Xcode/DerivedData/LukasJustenHelloWorld-dlwulprwojplyiesumuqjjucimjn/Build/Products/Debug-iphonesimulator/LukasJustenHelloWorld.app/Frameworks/libswiftDarwin.dylib</text:p>
      <text:p text:style-name="P1">libswiftDispatch.dylib is up to date at /Users/student/Library/Developer/Xcode/DerivedData/LukasJustenHelloWorld-dlwulprwojplyiesumuqjjucimjn/Build/Products/Debug-iphonesimulator/LukasJustenHelloWorld.app/Frameworks/libswiftDispatch.dylib</text:p>
      <text:p text:style-name="P1">libswiftFoundation.dylib is up to date at /Users/student/Library/Developer/Xcode/DerivedData/LukasJustenHelloWorld-dlwulprwojplyiesumuqjjucimjn/Build/Products/Debug-iphonesimulator/LukasJustenHelloWorld.app/Frameworks/libswiftFoundation.dylib</text:p>
      <text:p text:style-name="P1">libswiftObjectiveC.dylib is up to date at /Users/student/Library/Developer/Xcode/DerivedData/LukasJustenHelloWorld-dlwulprwojplyiesumuqjjucimjn/Build/Products/Debug-iphonesimulator/LukasJustenHelloWorld.app/Frameworks/libswiftObjectiveC.dylib</text:p>
      <text:p text:style-name="P1">libswiftQuartzCore.dylib is up to date at /Users/student/Library/Developer/Xcode/DerivedData/LukasJustenHelloWorld-dlwulprwojplyiesumuqjjucimjn/Build/Products/Debug-iphonesimulator/LukasJustenHelloWorld.app/Frameworks/libswiftQuartzCore.dylib</text:p>
      <text:p text:style-name="P1">libswiftSwiftOnoneSupport.dylib is up to date at /Users/student/Library/Developer/Xcode/DerivedData/LukasJustenHelloWorld-dlwulprwojplyiesumuqjjucimjn/Build/Products/Debug-iphonesimulator/LukasJustenHelloWorld.app/Frameworks/libswiftSwiftOnoneSupport.dylib</text:p>
      <text:p text:style-name="P1">libswiftUIKit.dylib is up to date at /Users/student/Library/Developer/Xcode/DerivedData/LukasJustenHelloWorld-dlwulprwojplyiesumuqjjucimjn/Build/Products/Debug-iphonesimulator/LukasJustenHelloWorld.app/Frameworks/libswiftUIKit.dylib</text:p>
      <text:p text:style-name="P1">libswiftRemoteMirror.dylib is up to date at /Users/student/Library/Developer/Xcode/DerivedData/LukasJustenHelloWorld-dlwulprwojplyiesumuqjjucimjn/Build/Products/Debug-iphonesimulator/LukasJustenHelloWorld.app/libswiftRemoteMirror.dylib</text:p>
      <text:p text:style-name="P1">Probing signature of /Users/student/Library/Developer/Xcode/DerivedData/LukasJustenHelloWorld-dlwulprwojplyiesumuqjjucimjn/Build/Products/Debug-iphonesimulator/LukasJustenHelloWorld.app/Frameworks/libswiftCore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Core.dylib'</text:p>
      <text:p text:style-name="P1">Codesigning /Users/student/Library/Developer/Xcode/DerivedData/LukasJustenHelloWorld-dlwulprwojplyiesumuqjjucimjn/Build/Products/Debug-iphonesimulator/LukasJustenHelloWorld.app/Frameworks/libswiftCore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Core.dylib'</text:p>
      <text:p text:style-name="P1">Probing signature of /Users/student/Library/Developer/Xcode/DerivedData/LukasJustenHelloWorld-dlwulprwojplyiesumuqjjucimjn/Build/Products/Debug-iphonesimulator/LukasJustenHelloWorld.app/Frameworks/libswiftCore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Core.dylib'</text:p>
      <text:p text:style-name="P1">Code signature of /Users/student/Library/Developer/Xcode/DerivedData/LukasJustenHelloWorld-dlwulprwojplyiesumuqjjucimjn/Build/Products/Debug-iphonesimulator/LukasJustenHelloWorld.app/Frameworks/libswiftCore.dylib is unchanged; keeping original</text:p>
      <text:p text:style-name="P1">Probing signature of /Users/student/Library/Developer/Xcode/DerivedData/LukasJustenHelloWorld-dlwulprwojplyiesumuqjjucimjn/Build/Products/Debug-iphonesimulator/LukasJustenHelloWorld.app/Frameworks/libswiftDispatch.dylib</text:p>
      <text:p text:style-name="P1">Probing signature of /Users/student/Library/Developer/Xcode/DerivedData/LukasJustenHelloWorld-dlwulprwojplyiesumuqjjucimjn/Build/Products/Debug-iphonesimulator/LukasJustenHelloWorld.app/Frameworks/libswiftCoreGraphics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Dispatch.dylib'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CoreGraphics.dylib'</text:p>
      <text:p text:style-name="P1">Codesigning /Users/student/Library/Developer/Xcode/DerivedData/LukasJustenHelloWorld-dlwulprwojplyiesumuqjjucimjn/Build/Products/Debug-iphonesimulator/LukasJustenHelloWorld.app/Frameworks/libswiftCoreGraphics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CoreGraphics.dylib'</text:p>
      <text:p text:style-name="P1">Codesigning /Users/student/Library/Developer/Xcode/DerivedData/LukasJustenHelloWorld-dlwulprwojplyiesumuqjjucimjn/Build/Products/Debug-iphonesimulator/LukasJustenHelloWorld.app/Frameworks/libswiftDispatch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Dispatch.dylib'</text:p>
      <text:p text:style-name="P1">Probing signature of /Users/student/Library/Developer/Xcode/DerivedData/LukasJustenHelloWorld-dlwulprwojplyiesumuqjjucimjn/Build/Products/Debug-iphonesimulator/LukasJustenHelloWorld.app/Frameworks/libswiftCoreGraphics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CoreGraphics.dylib'</text:p>
      <text:p text:style-name="P1">Code signature of /Users/student/Library/Developer/Xcode/DerivedData/LukasJustenHelloWorld-dlwulprwojplyiesumuqjjucimjn/Build/Products/Debug-iphonesimulator/LukasJustenHelloWorld.app/Frameworks/libswiftCoreGraphics.dylib is unchanged; keeping original</text:p>
      <text:p text:style-name="P1">Probing signature of /Users/student/Library/Developer/Xcode/DerivedData/LukasJustenHelloWorld-dlwulprwojplyiesumuqjjucimjn/Build/Products/Debug-iphonesimulator/LukasJustenHelloWorld.app/Frameworks/libswiftCoreImage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CoreImage.dylib'</text:p>
      <text:p text:style-name="P1">Probing signature of /Users/student/Library/Developer/Xcode/DerivedData/LukasJustenHelloWorld-dlwulprwojplyiesumuqjjucimjn/Build/Products/Debug-iphonesimulator/LukasJustenHelloWorld.app/Frameworks/libswiftDispatch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Dispatch.dylib'</text:p>
      <text:p text:style-name="P1">Codesigning /Users/student/Library/Developer/Xcode/DerivedData/LukasJustenHelloWorld-dlwulprwojplyiesumuqjjucimjn/Build/Products/Debug-iphonesimulator/LukasJustenHelloWorld.app/Frameworks/libswiftCoreImage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CoreImage.dylib'</text:p>
      <text:p text:style-name="P1">Code signature of /Users/student/Library/Developer/Xcode/DerivedData/LukasJustenHelloWorld-dlwulprwojplyiesumuqjjucimjn/Build/Products/Debug-iphonesimulator/LukasJustenHelloWorld.app/Frameworks/libswiftDispatch.dylib is unchanged; keeping original</text:p>
      <text:p text:style-name="P1">Probing signature of /Users/student/Library/Developer/Xcode/DerivedData/LukasJustenHelloWorld-dlwulprwojplyiesumuqjjucimjn/Build/Products/Debug-iphonesimulator/LukasJustenHelloWorld.app/Frameworks/libswiftDarwin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Darwin.dylib'</text:p>
      <text:p text:style-name="P1">Codesigning /Users/student/Library/Developer/Xcode/DerivedData/LukasJustenHelloWorld-dlwulprwojplyiesumuqjjucimjn/Build/Products/Debug-iphonesimulator/LukasJustenHelloWorld.app/Frameworks/libswiftDarwin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Darwin.dylib'</text:p>
      <text:p text:style-name="P1">Probing signature of /Users/student/Library/Developer/Xcode/DerivedData/LukasJustenHelloWorld-dlwulprwojplyiesumuqjjucimjn/Build/Products/Debug-iphonesimulator/LukasJustenHelloWorld.app/Frameworks/libswiftCoreImage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CoreImage.dylib'</text:p>
      <text:p text:style-name="P1">Code signature of /Users/student/Library/Developer/Xcode/DerivedData/LukasJustenHelloWorld-dlwulprwojplyiesumuqjjucimjn/Build/Products/Debug-iphonesimulator/LukasJustenHelloWorld.app/Frameworks/libswiftCoreImage.dylib is unchanged; keeping original</text:p>
      <text:p text:style-name="P1">Probing signature of /Users/student/Library/Developer/Xcode/DerivedData/LukasJustenHelloWorld-dlwulprwojplyiesumuqjjucimjn/Build/Products/Debug-iphonesimulator/LukasJustenHelloWorld.app/Frameworks/libswiftFoundation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Foundation.dylib'</text:p>
      <text:p text:style-name="P1">Probing signature of /Users/student/Library/Developer/Xcode/DerivedData/LukasJustenHelloWorld-dlwulprwojplyiesumuqjjucimjn/Build/Products/Debug-iphonesimulator/LukasJustenHelloWorld.app/Frameworks/libswiftDarwin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Darwin.dylib'</text:p>
      <text:p text:style-name="P1">Code signature of /Users/student/Library/Developer/Xcode/DerivedData/LukasJustenHelloWorld-dlwulprwojplyiesumuqjjucimjn/Build/Products/Debug-iphonesimulator/LukasJustenHelloWorld.app/Frameworks/libswiftDarwin.dylib is unchanged; keeping original</text:p>
      <text:p text:style-name="P1">Probing signature of /Users/student/Library/Developer/Xcode/DerivedData/LukasJustenHelloWorld-dlwulprwojplyiesumuqjjucimjn/Build/Products/Debug-iphonesimulator/LukasJustenHelloWorld.app/Frameworks/libswiftObjectiveC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ObjectiveC.dylib'</text:p>
      <text:p text:style-name="P1">Codesigning /Users/student/Library/Developer/Xcode/DerivedData/LukasJustenHelloWorld-dlwulprwojplyiesumuqjjucimjn/Build/Products/Debug-iphonesimulator/LukasJustenHelloWorld.app/Frameworks/libswiftObjectiveC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ObjectiveC.dylib'</text:p>
      <text:p text:style-name="P1">Codesigning /Users/student/Library/Developer/Xcode/DerivedData/LukasJustenHelloWorld-dlwulprwojplyiesumuqjjucimjn/Build/Products/Debug-iphonesimulator/LukasJustenHelloWorld.app/Frameworks/libswiftFoundation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Foundation.dylib'</text:p>
      <text:p text:style-name="P1">Probing signature of /Users/student/Library/Developer/Xcode/DerivedData/LukasJustenHelloWorld-dlwulprwojplyiesumuqjjucimjn/Build/Products/Debug-iphonesimulator/LukasJustenHelloWorld.app/Frameworks/libswiftObjectiveC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ObjectiveC.dylib'</text:p>
      <text:p text:style-name="P1">Code signature of /Users/student/Library/Developer/Xcode/DerivedData/LukasJustenHelloWorld-dlwulprwojplyiesumuqjjucimjn/Build/Products/Debug-iphonesimulator/LukasJustenHelloWorld.app/Frameworks/libswiftObjectiveC.dylib is unchanged; keeping original</text:p>
      <text:p text:style-name="P1">Probing signature of /Users/student/Library/Developer/Xcode/DerivedData/LukasJustenHelloWorld-dlwulprwojplyiesumuqjjucimjn/Build/Products/Debug-iphonesimulator/LukasJustenHelloWorld.app/Frameworks/libswiftQuartzCore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QuartzCore.dylib'</text:p>
      <text:p text:style-name="P1">Codesigning /Users/student/Library/Developer/Xcode/DerivedData/LukasJustenHelloWorld-dlwulprwojplyiesumuqjjucimjn/Build/Products/Debug-iphonesimulator/LukasJustenHelloWorld.app/Frameworks/libswiftQuartzCore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QuartzCore.dylib'</text:p>
      <text:p text:style-name="P1">Probing signature of /Users/student/Library/Developer/Xcode/DerivedData/LukasJustenHelloWorld-dlwulprwojplyiesumuqjjucimjn/Build/Products/Debug-iphonesimulator/LukasJustenHelloWorld.app/Frameworks/libswiftFoundation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Foundation.dylib'</text:p>
      <text:p text:style-name="P1">Probing signature of /Users/student/Library/Developer/Xcode/DerivedData/LukasJustenHelloWorld-dlwulprwojplyiesumuqjjucimjn/Build/Products/Debug-iphonesimulator/LukasJustenHelloWorld.app/Frameworks/libswiftQuartzCore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QuartzCore.dylib'</text:p>
      <text:p text:style-name="P1">Code signature of /Users/student/Library/Developer/Xcode/DerivedData/LukasJustenHelloWorld-dlwulprwojplyiesumuqjjucimjn/Build/Products/Debug-iphonesimulator/LukasJustenHelloWorld.app/Frameworks/libswiftFoundation.dylib is unchanged; keeping original</text:p>
      <text:p text:style-name="P1">Probing signature of /Users/student/Library/Developer/Xcode/DerivedData/LukasJustenHelloWorld-dlwulprwojplyiesumuqjjucimjn/Build/Products/Debug-iphonesimulator/LukasJustenHelloWorld.app/Frameworks/libswiftSwiftOnoneSupport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SwiftOnoneSupport.dylib'</text:p>
      <text:p text:style-name="P1">Code signature of /Users/student/Library/Developer/Xcode/DerivedData/LukasJustenHelloWorld-dlwulprwojplyiesumuqjjucimjn/Build/Products/Debug-iphonesimulator/LukasJustenHelloWorld.app/Frameworks/libswiftQuartzCore.dylib is unchanged; keeping original</text:p>
      <text:p text:style-name="P1">Probing signature of /Users/student/Library/Developer/Xcode/DerivedData/LukasJustenHelloWorld-dlwulprwojplyiesumuqjjucimjn/Build/Products/Debug-iphonesimulator/LukasJustenHelloWorld.app/Frameworks/libswiftUIKit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UIKit.dylib'</text:p>
      <text:p text:style-name="P1">Codesigning /Users/student/Library/Developer/Xcode/DerivedData/LukasJustenHelloWorld-dlwulprwojplyiesumuqjjucimjn/Build/Products/Debug-iphonesimulator/LukasJustenHelloWorld.app/Frameworks/libswiftUIKit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UIKit.dylib'</text:p>
      <text:p text:style-name="P1">Codesigning /Users/student/Library/Developer/Xcode/DerivedData/LukasJustenHelloWorld-dlwulprwojplyiesumuqjjucimjn/Build/Products/Debug-iphonesimulator/LukasJustenHelloWorld.app/Frameworks/libswiftSwiftOnoneSupport.dylib</text:p>
      <text:p text:style-name="P1"><text:s text:c="2"/>/usr/bin/codesign '--force' '--sign' '-' '--verbose' '/Users/student/Library/Developer/Xcode/DerivedData/LukasJustenHelloWorld-dlwulprwojplyiesumuqjjucimjn/Build/Products/Debug-iphonesimulator/LukasJustenHelloWorld.app/Frameworks/libswiftSwiftOnoneSupport.dylib'</text:p>
      <text:p text:style-name="P1">Probing signature of /Users/student/Library/Developer/Xcode/DerivedData/LukasJustenHelloWorld-dlwulprwojplyiesumuqjjucimjn/Build/Products/Debug-iphonesimulator/LukasJustenHelloWorld.app/Frameworks/libswiftUIKit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UIKit.dylib'</text:p>
      <text:p text:style-name="P1">Code signature of /Users/student/Library/Developer/Xcode/DerivedData/LukasJustenHelloWorld-dlwulprwojplyiesumuqjjucimjn/Build/Products/Debug-iphonesimulator/LukasJustenHelloWorld.app/Frameworks/libswiftUIKit.dylib is unchanged; keeping original</text:p>
      <text:p text:style-name="P1">Probing signature of /Users/student/Library/Developer/Xcode/DerivedData/LukasJustenHelloWorld-dlwulprwojplyiesumuqjjucimjn/Build/Products/Debug-iphonesimulator/LukasJustenHelloWorld.app/Frameworks/libswiftSwiftOnoneSupport.dylib</text:p>
      <text:p text:style-name="P1"><text:s text:c="2"/>/usr/bin/codesign '-r-' '--display' '/Users/student/Library/Developer/Xcode/DerivedData/LukasJustenHelloWorld-dlwulprwojplyiesumuqjjucimjn/Build/Products/Debug-iphonesimulator/LukasJustenHelloWorld.app/Frameworks/libswiftSwiftOnoneSupport.dylib'</text:p>
      <text:p text:style-name="P1">Code signature of /Users/student/Library/Developer/Xcode/DerivedData/LukasJustenHelloWorld-dlwulprwojplyiesumuqjjucimjn/Build/Products/Debug-iphonesimulator/LukasJustenHelloWorld.app/Frameworks/libswiftSwiftOnoneSupport.dylib is unchanged; keeping original</text:p>
      <text:p text:style-name="P1"/>
      <text:p text:style-name="P1"><text:span text:style-name="T1">CodeSign</text:span><text:s/>/Users/student/Library/Developer/Xcode/DerivedData/LukasJustenHelloWorld-dlwulprwojplyiesumuqjjucimjn/Build/Products/Debug-iphonesimulator/LukasJustenHelloWorld.app</text:p>
      <text:p text:style-name="P1"><text:s text:c="4"/>cd /Users/student/Desktop/LukasJustenHelloWorld/LukasJustenHelloWorld</text:p>
      <text:p text:style-name="P1"><text:s text:c="4"/>export CODESIGN_ALLOCATE=/Applications/Xcode.app/Contents/Developer/Toolchains/XcodeDefault.xctoolchain/usr/bin/codesign_allocate</text:p>
      <text:p text:style-name="P1"><text:s text:c="4"/>export PATH="/Applications/Xcode.app/Contents/Developer/Platforms/iPhoneSimulator.platform/Developer/usr/bin:/Applications/Xcode.app/Contents/Developer/usr/bin:/usr/local/bin:/usr/bin:/bin:/usr/sbin:/sbin"</text:p>
      <text:p text:style-name="P1"><text:s text:c="4"/></text:p>
      <text:p text:style-name="P1">Signing Identity: <text:s text:c="4"/>"-"</text:p>
      <text:p text:style-name="P1"/>
      <text:p text:style-name="P1"><text:s text:c="4"/>/usr/bin/codesign --force --sign - --timestamp=none /Users/student/Library/Developer/Xcode/DerivedData/LukasJustenHelloWorld-dlwulprwojplyiesumuqjjucimjn/Build/Products/Debug-iphonesimulator/LukasJustenHelloWorld.app</text:p>
      <text:p text:style-name="P1">/Users/student/Library/Developer/Xcode/DerivedData/LukasJustenHelloWorld-dlwulprwojplyiesumuqjjucimjn/Build/Products/Debug-iphonesimulator/LukasJustenHelloWorld.app: replacing existing signature</text:p>
      <text:p text:style-name="P1"/>
      <text:p text:style-name="P1"><text:span text:style-name="T1">** BUILD SUCCEEDED 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2</meta:generator>
  </office:meta>
</office:document-meta>
</file>